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PUDPClient.getTime( InetAddress host ,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TPUDPClient.getTime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UDPClient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PUDPClient.se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